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" style:parent-style-name="Bekezdésalapbetűtípusa" style:family="text">
      <style:text-properties style:font-name="Arial" style:font-name-asian="Times New Roman" style:font-name-complex="Arial" fo:color="#FF0000" fo:font-size="13.5pt" style:font-size-asian="13.5pt" style:font-size-complex="13.5pt" fo:background-color="#FFFF00" style:language-asian="hu" style:country-asian="HU"/>
    </style:style>
    <style:style style:name="P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</office:automatic-styles>
  <office:body>
    <office:text text:use-soft-page-breaks="true">
      <text:p text:style-name="P1"/>
      <text:p text:style-name="P2"><text:span text:style-name="T3">AgazatiGyakorlás.pka</text:span></text:p>
      <text:p text:style-name="P4">Csatlakoztass a Home_Router alhálózatában lévő eszközöket megfelelő kábellel egymáshoz.<text:s/></text:p>
      <text:p text:style-name="P5"><text:s text:c="2"/></text:p>
      <text:p text:style-name="P6">Kösse össze a Home_Router-t és a Kábel modem-et.<text:s/></text:p>
      <text:p text:style-name="P7">A Home_PC-t csatlakoztassa a Home_Router 1-es portjába.<text:s/></text:p>
      <text:p text:style-name="P8">A Home_Server-t csatlakoztassa a Home_Router 2-es portjába.<text:s/></text:p>
      <text:p text:style-name="P9">A Home_IPPhone-t csatlakoztassa a Home_Router 3-as portjába.<text:s/></text:p>
      <text:p text:style-name="P10">A Home_Laptop-ban cserélje ki a NIC-et WPC300N Wifi-s kártyára.<text:s/></text:p>
      <text:p text:style-name="P11"><text:s text:c="2"/></text:p>
      <text:p text:style-name="P12">A Home_PC-n kérjen IP címet a DHCP szolgáltatótol. Az alapértelmezett átjáró a Home_Router IP címe, böngésző programmal csatlakozzon az eszközhöz, a felhasználó név és a jelszó alapértemezett (admin, admin)<text:s/></text:p>
      <text:p text:style-name="P13"><text:s text:c="2"/></text:p>
      <text:p text:style-name="P14">Engedélyezze a Home_Routeren az ISP Vlan-ok használatát, a 3-as portot rendelje a 20-as (Voip) Vlan-hoz.<text:s/></text:p>
      <text:p text:style-name="P15"/>
      <text:p text:style-name="P16">A Home_PC-ről pingelje meg a 70.70.70.10-es IP címet. A pingnek sikeresnek kell lennie!</text:p>
      <text:p text:style-name="P17"><text:s text:c="2"/></text:p>
      <text:p text:style-name="P18">Állítsa át a forgalomirányító belépési jelszavát „Almafa12”-re.<text:s/></text:p>
      <text:p text:style-name="P19"><text:s text:c="2"/></text:p>
      <text:p text:style-name="P20">A helyi hálózat a 192.168.212.0/26-os tartományban működjön.<text:s/></text:p>
      <text:p text:style-name="P21">A Home_Router kapja a hálózat első kioszható IP címét.</text:p>
      <text:p text:style-name="P22">Konfigurálja a Home_Router DHCP szolgáltatását, az első kiosztható IP a hálózat 10. IP címe legyen. A DHCP-re maximum 50 db eszköz legyen csatlakoztatható.</text:p>
      <text:p text:style-name="P23"><text:s text:c="2"/></text:p>
      <text:p text:style-name="P24">A Home_PC-ről pingelje meg a 70.70.70.10-es IP címet. A pingnek sikeresnek kell lennie!<text:s/></text:p>
      <text:p text:style-name="P25">Nyissa meg a Home_PC-ről böngészővel az isp.hu-t. A weboldalnak sikeresen meg kell nyílnia!<text:s/></text:p>
      <text:p text:style-name="P26"><text:s text:c="2"/></text:p>
      <text:p text:style-name="P27">A Home_Server DHCP-vel kapjon IP címet, de mindig ugyanazt a 192.168.212.42-t. Vegyen fel számára fenntartást "Server" néven a DHCP szerveren.<text:s/></text:p>
      <text:p text:style-name="P28"><text:s text:c="2"/></text:p>
      <text:p text:style-name="P29">A Home_Server-en Web szolgáltatást üzemeltet, készítsen port továbbítást a Home_Routeren a TCP, 80-as portra.<text:s/></text:p>
      <text:p text:style-name="P30"><text:s text:c="2"/></text:p>
      <text:p text:style-name="P31">A 5 GHz-es Wifi hálózatokat tiltsa le, a 2,4 GHz-es hálózat SSID-je legyen Home, a hitelesítés WPA2 Personal, AES titkosítással, a jelszó „Almafa12”.<text:s/></text:p>
      <text:p text:style-name="P32"><text:s text:c="2"/></text:p>
      <text:p text:style-name="P33"/>
      <text:p text:style-name="P34">A Home_Tablet-en és a Home_Laptop-on konfigurálja a vezetéknélküli hálózat beállításait.<text:s/></text:p>
      <text:p text:style-name="P35"><text:s text:c="2"/></text:p>
      <text:p text:style-name="P36">A Home_Router fix IP címmel csatlakozzon az Internetszolgáltatóhoz, ez legyen a 193.41.10.8/24, alapértelmezett átjáró 193.41.10.1, dns szerver 70.70.70.10.<text:s/></text:p>
      <text:p text:style-name="P37">Konfigurálja ezeket a beállításokat!<text:s/></text:p>
      <text:p text:style-name="P38"><text:s text:c="2"/></text:p>
      <text:p text:style-name="P39">A Home_PC-ről pingelje meg a 70.70.70.10-es IP címet. A pingnek sikeresnek kell lennie.<text:s/></text:p>
      <text:p text:style-name="P40"><text:s text:c="2"/></text:p>
      <text:p text:style-name="P41">Csatlakozzon az ISP routerhez (193.41.10.1) <text:s/>a Home_PC-ről Telnet-el vagy SSH-val, felhasználó név és jelszó: admin, és készítsen User_Voip néven DHCP-t a Voip-os eszközök számára.<text:s/></text:p>
      <text:p text:style-name="P42">A hálózat legyen a 193.41.20.0/24, melynek az első 20 IP címét zárja ki a terjesztésből.<text:s/></text:p>
      <text:p text:style-name="P43">Alapértelmezett átjáró legyen a 193.41.20.1, dns szerver a 70.70.70.10, domain név isp.hu, telefonközpont ip címe (option 150) 70.70.80.20.<text:s/></text:p>
      <text:p text:style-name="P44"><text:s text:c="2"/></text:p>
      <text:p text:style-name="P45">Csatlakozzon a CMS router-hez (70.70.80.20) az ISP router-ről Telnet-el VTY jelszó <text:s/>„VTYtitok”, a privilegizált mód jelszava <text:s/>„enaTitok”.</text:p>
      <text:p text:style-name="P46">Konfigurálja a nap üzenetét <text:s/>„Illetekteleneknek a belepes tilos!”.</text:p>
      <text:p text:style-name="P47">Konfiguráljon alapértelmezett utat a CMS forgalomirányítón cél címként a 70.70.80.1-es IP címet megadva.<text:s/></text:p>
      <text:p text:style-name="P48"/>
      <text:p text:style-name="P49">Vegyen fel felhasználót a CMS-re 15-ös jogosultsági szinttel, felhasználó név és jelszó legyen <text:s/>„admin”.</text:p>
      <text:p text:style-name="P50">Állítsa a domain nevet <text:s/>„isp.hu”-ra.<text:s/></text:p>
      <text:p text:style-name="P51">Készítsen 1024 bites RSA kulcsot.</text:p>
      <text:p text:style-name="P52">Állítsa be, hogy a forgalomirányító távoli bejelentkezéskor a helyi adatbázis szerint végezze el a hitelesítést és ez csak SSH protokollal történhessen meg.</text:p>
      <text:p text:style-name="P53"/>
      <text:p text:style-name="P54"><text:s text:c="2"/></text:p>
      <text:p text:style-name="P55">Helyezze be a hálózati adaptert a Home_IPPhone eszközbe, miután a telefon sikeresen regisztrált telefonszámot, hívja fel a 1003-as eszközt. A hívásnak sikeresnek kell lennie!<text:s/></text:p>
      <text:p text:style-name="P56"><text:s text:c="2"/></text:p>
      <text:p text:style-name="P57">Nyissa meg az ISP_PC-ről böngészővel a <text:s/>193.41.10.8-t. A weboldalnak sikeresen meg kell nyílnia!<text:s/></text:p>
      <text:p text:style-name="P58"><text:s text:c="2"/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2-01-23T22:31:00Z</meta:creation-date>
    <dc:date>2022-01-23T22:31:00Z</dc:date>
    <meta:template xlink:href="Normal.dotm" xlink:type="simple"/>
    <meta:editing-cycles>2</meta:editing-cycles>
    <meta:editing-duration>PT120S</meta:editing-duration>
    <meta:document-statistic meta:page-count="2" meta:paragraph-count="6" meta:word-count="442" meta:character-count="3491" meta:row-count="25" meta:non-whitespace-character-count="3055"/>
  </office:meta>
</office:document-meta>
</file>